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NumberedList"/>
    <style:style style:name="P3" style:family="paragraph" style:parent-style-name="Text_20_body" style:list-style-name="OrgBulletedList"/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Subtitle"/>
      <text:p text:style-name="Text_20_body">(This pre-assessment form is a material modified from Software Carpentry. The original can be found at: <text:a xlink:type="simple" xlink:href="http://software-carpentry.org/" text:style-name="Internet_20_link" text:visited-style-name="Visited_20_Internet_20_Link">http://software-carpentry.org</text:a>) </text:p>
      <text:list xml:id="list1666194167371073184" text:style-name="OrgNumberedList">
        <text:list-item>
          <text:p text:style-name="P2">Your name </text:p>
        </text:list-item>
        <text:list-item>
          <text:p text:style-name="P2">Your email address </text:p>
        </text:list-item>
        <text:list-item>
          <text:p text:style-name="P2">What is your career stage? </text:p>
          <text:list text:style-name="OrgBulletedList">
            <text:list-item>
              <text:p text:style-name="P3">Undergraduate </text:p>
            </text:list-item>
            <text:list-item>
              <text:p text:style-name="P3">Graduate </text:p>
            </text:list-item>
            <text:list-item>
              <text:p text:style-name="P3">Post-doc </text:p>
            </text:list-item>
            <text:list-item>
              <text:p text:style-name="P3">Faculty </text:p>
            </text:list-item>
            <text:list-item>
              <text:p text:style-name="P3">Industry </text:p>
            </text:list-item>
            <text:list-item>
              <text:p text:style-name="P3">Support staff </text:p>
            </text:list-item>
            <text:list-item>
              <text:p text:style-name="P3">Other: </text:p>
            </text:list-item>
          </text:list>
        </text:list-item>
        <text:list-item>
          <text:p text:style-name="P2">Which of the following most closely aligns with your primary discipline? </text:p>
          <text:list text:style-name="OrgBulletedList">
            <text:list-item>
              <text:p text:style-name="P3">Space sciences </text:p>
            </text:list-item>
            <text:list-item>
              <text:p text:style-name="P3">Physics </text:p>
            </text:list-item>
            <text:list-item>
              <text:p text:style-name="P3">Chemistry </text:p>
            </text:list-item>
            <text:list-item>
              <text:p text:style-name="P3">Earth sciences (geology, oceanography, meteorology) </text:p>
            </text:list-item>
            <text:list-item>
              <text:p text:style-name="P3">Life science (ecology, zoology, botany) </text:p>
            </text:list-item>
            <text:list-item>
              <text:p text:style-name="P3">Life science (biology, genetics) </text:p>
            </text:list-item>
            <text:list-item>
              <text:p text:style-name="P3">Brain and neurosciences </text:p>
            </text:list-item>
            <text:list-item>
              <text:p text:style-name="P3">Medicine </text:p>
            </text:list-item>
            <text:list-item>
              <text:p text:style-name="P3">Engineering (civil, mechanical, chemical) </text:p>
            </text:list-item>
            <text:list-item>
              <text:p text:style-name="P3">Computer science and electrical engineering </text:p>
            </text:list-item>
            <text:list-item>
              <text:p text:style-name="P3">Economics </text:p>
            </text:list-item>
            <text:list-item>
              <text:p text:style-name="P3">Humanities and social sciences </text:p>
            </text:list-item>
            <text:list-item>
              <text:p text:style-name="P3">Tech support, lab tech, or support programmer </text:p>
            </text:list-item>
            <text:list-item>
              <text:p text:style-name="P3">Administration </text:p>
            </text:list-item>
            <text:list-item>
              <text:p text:style-name="P3">Other: </text:p>
            </text:list-item>
          </text:list>
        </text:list-item>
        <text:list-item>
          <text:p text:style-name="P2">In three sentences or less, please describe your current field of work or research question. </text:p>
        </text:list-item>
        <text:list-item>
          <text:p text:style-name="P2">What operating system will you use on the laptop you bring to the workshop? (if you bring any; you can also use the University workstations running Windows) </text:p>
          <text:list text:style-name="OrgBulletedList">
            <text:list-item>
              <text:p text:style-name="P3">Linux </text:p>
            </text:list-item>
            <text:list-item>
              <text:p text:style-name="P3">Apple OS X </text:p>
            </text:list-item>
            <text:list-item>
              <text:p text:style-name="P3"><text:soft-page-break/>Windows </text:p>
            </text:list-item>
            <text:list-item>
              <text:p text:style-name="P3">I do not know what operating system I use. </text:p>
            </text:list-item>
            <text:list-item>
              <text:p text:style-name="P3">I am not bringing a laptop to the workshop. </text:p>
            </text:list-item>
            <text:list-item>
              <text:p text:style-name="P3">Other: </text:p>
            </text:list-item>
          </text:list>
        </text:list-item>
        <text:list-item>
          <text:p text:style-name="P2">What best describes how often you currently program? </text:p>
          <text:list text:style-name="OrgBulletedList">
            <text:list-item>
              <text:p text:style-name="P3">I have never programmed. </text:p>
            </text:list-item>
            <text:list-item>
              <text:p text:style-name="P3">I program less than one a year. </text:p>
            </text:list-item>
            <text:list-item>
              <text:p text:style-name="P3">I program once a year. </text:p>
            </text:list-item>
            <text:list-item>
              <text:p text:style-name="P3">I program several times a year. </text:p>
            </text:list-item>
            <text:list-item>
              <text:p text:style-name="P3">I program once a month. </text:p>
            </text:list-item>
            <text:list-item>
              <text:p text:style-name="P3">I program once a week or more. </text:p>
            </text:list-item>
          </text:list>
        </text:list-item>
        <text:list-item>
          <text:p text:style-name="P2">What best describes the complexity of your programming? (Choose all that apply.) </text:p>
          <text:list text:style-name="OrgBulletedList">
            <text:list-item>
              <text:p text:style-name="P3">I have never programmed. </text:p>
            </text:list-item>
            <text:list-item>
              <text:p text:style-name="P3">I write scripts that are a few lines long to analyze data. </text:p>
            </text:list-item>
            <text:list-item>
              <text:p text:style-name="P3">I write programs that are a page or two long for my own use. </text:p>
            </text:list-item>
            <text:list-item>
              <text:p text:style-name="P3">I write programs that are many pages long for my own use and for others to use. </text:p>
            </text:list-item>
            <text:list-item>
              <text:p text:style-name="P3">I am primarily a programmer. </text:p>
            </text:list-item>
          </text:list>
        </text:list-item>
        <text:list-item>
          <text:p text:style-name="P2">With which programming languages could you write a program from scratch that reads a column of numbers from a text file and calculates mean and standard deviation of that data? </text:p>
          <text:list text:style-name="OrgBulletedList">
            <text:list-item>
              <text:p text:style-name="P3">I do not use any programming languages. </text:p>
            </text:list-item>
            <text:list-item>
              <text:p text:style-name="P3">C </text:p>
            </text:list-item>
            <text:list-item>
              <text:p text:style-name="P3">C++ </text:p>
            </text:list-item>
            <text:list-item>
              <text:p text:style-name="P3">Perl </text:p>
            </text:list-item>
            <text:list-item>
              <text:p text:style-name="P3">MATLAB </text:p>
            </text:list-item>
            <text:list-item>
              <text:p text:style-name="P3">Python </text:p>
            </text:list-item>
            <text:list-item>
              <text:p text:style-name="P3">R </text:p>
            </text:list-item>
            <text:list-item>
              <text:p text:style-name="P3">Java </text:p>
            </text:list-item>
            <text:list-item>
              <text:p text:style-name="P3">Other(s): </text:p>
            </text:list-item>
          </text:list>
        </text:list-item>
        <text:list-item>
          <text:p text:style-name="P2">A tab-delimited file has two columns showing the date and the highest temperature on that day. Write a program to produce a graph showing the average highest temperature for each month. </text:p>
          <text:list text:style-name="OrgBulletedList">
            <text:list-item>
              <text:p text:style-name="P3">I could not complete this task. </text:p>
            </text:list-item>
            <text:list-item>
              <text:p text:style-name="P3">I could complete the task with documentation or search engine help. </text:p>
            </text:list-item>
            <text:list-item>
              <text:p text:style-name="P3">I could complete the task with little or no documentation or search engine help. </text:p>
            </text:list-item>
          </text:list>
        </text:list-item>
        <text:list-item>
          <text:p text:style-name="P2">How familiar do you think you are with the command line? </text:p>
          <text:list text:style-name="OrgBulletedList">
            <text:list-item>
              <text:p text:style-name="P3"><text:soft-page-break/>I am not familiar at all with the command line. </text:p>
            </text:list-item>
            <text:list-item>
              <text:p text:style-name="P3">I am familiar only with the name command line. </text:p>
            </text:list-item>
            <text:list-item>
              <text:p text:style-name="P3">I am familiar with the command line but have never used it. </text:p>
            </text:list-item>
            <text:list-item>
              <text:p text:style-name="P3">I am familiar with the command line because I have or am using it. </text:p>
            </text:list-item>
          </text:list>
        </text:list-item>
      </text:list>
      <text:p text:style-name="Text_20_body">11b. Answer only if you answered (4) on the previous question. How would you solve this problem? A directory contains 1000 text files. Create a list of all files that contain the word "Drosophila" and save the result to a file called results.txt. </text:p>
      <text:list xml:id="list2442260896982063458" text:style-name="OrgBulletedList">
        <text:list-item>
          <text:p text:style-name="P3">I could not create this list. </text:p>
        </text:list-item>
        <text:list-item>
          <text:p text:style-name="P3">I would create this list using "Find in Files" and "copy and paste". </text:p>
        </text:list-item>
        <text:list-item>
          <text:p text:style-name="P3">I would create this list using basic command line programs. </text:p>
        </text:list-item>
        <text:list-item>
          <text:p text:style-name="P3">I would create this list using a pipeline of command line programs. </text:p>
        </text:list-item>
      </text:list>
      <text:list xml:id="list135121469680967" text:style-name="OrgNumberedList">
        <text:list-item>
          <text:p text:style-name="P2">A database has two tables Scientist and Lab. The Scientist table's columns are the scientist's student ID, name, and email address; the Lab table's columns are lab names, lab IDs, and scientist IDs. Write an SQL statement that outputs a count of the number of scientists in each lab. </text:p>
          <text:list text:style-name="OrgBulletedList">
            <text:list-item>
              <text:p text:style-name="P3">I could not complete this task </text:p>
            </text:list-item>
            <text:list-item>
              <text:p text:style-name="P3">I could do it easily </text:p>
            </text:list-item>
            <text:list-item>
              <text:p text:style-name="P3">I could struggle through </text:p>
            </text:list-item>
            <text:list-item>
              <text:p text:style-name="P3">Tool I would use: </text:p>
            </text:list-item>
          </text:list>
        </text:list-item>
        <text:list-item>
          <text:p text:style-name="P2">How familiar do you think you are with version control? </text:p>
          <text:list text:style-name="OrgBulletedList">
            <text:list-item>
              <text:p text:style-name="P3">I am not familiar with version control. </text:p>
            </text:list-item>
            <text:list-item>
              <text:p text:style-name="P3">I am familiar only with the name. </text:p>
            </text:list-item>
            <text:list-item>
              <text:p text:style-name="P3">I am familiar with version control but have never used it. </text:p>
            </text:list-item>
            <text:list-item>
              <text:p text:style-name="P3">I am familiar with version control because I have used it or am using it. </text:p>
            </text:list-item>
            <text:list-item>
              <text:p text:style-name="P3">Version control system I am familiar with (if any): </text:p>
            </text:list-item>
          </text:list>
        </text:list-item>
      </text:list>
      <text:p text:style-name="Text_20_body">13b. Answer only if you answered (4) on the previous question. Given the URL for a project's version control repository, check out a working copy of that project, add a file called notes.txt, and commit the change. </text:p>
      <text:list xml:id="list135121633229291" text:style-name="OrgBulletedList">
        <text:list-item>
          <text:p text:style-name="P3">I could not complete this task. </text:p>
        </text:list-item>
        <text:list-item>
          <text:p text:style-name="P3">I could complete the task with documentation or search help. </text:p>
        </text:list-item>
        <text:list-item>
          <text:p text:style-name="P3">I could complete the task with little or no documentation or search help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style:background-transparency="100%" style:shadow="none" draw:shadow-opacity="100%">
        <style:background-image/>
      </style:graphic-properties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 draw:shadow-opacity="100%">
        <style:background-image/>
      </style:graphic-properties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 draw:shadow-opacity="100%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tthieu Bruneaux</dc:creator>
    <meta:initial-creator>Matthieu Bruneaux</meta:initial-creator>
    <dc:date>2016-11-10T13:51:43.244972523</dc:date>
    <meta:creation-date>2016-11-10T13:51:05</meta:creation-date>
    <meta:generator>LibreOffice/4.3.7.2$Linux_X86_64 LibreOffice_project/430$Build-2</meta:generator>
    <meta:keyword/>
    <dc:subject/>
    <dc:title/>
    <meta:editing-duration>PT23S</meta:editing-duration>
    <meta:editing-cycles>1</meta:editing-cycles>
    <meta:document-statistic meta:table-count="0" meta:image-count="0" meta:object-count="0" meta:page-count="3" meta:paragraph-count="91" meta:word-count="791" meta:character-count="4202" meta:non-whitespace-character-count="3499"/>
  </office:meta>
</office:document-meta>
</file>